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7E000014C3063C51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59cm"/>
    </style:style>
    <style:style style:name="pr1" style:family="presentation" style:parent-style-name="Standard-title">
      <style:graphic-properties draw:stroke="none" draw:fill="none" draw:fill-color="#c7d6ea" fo:min-height="16.889cm" draw:shadow-color="#808080"/>
    </style:style>
    <style:style style:name="pr2" style:family="presentation" style:parent-style-name="Standard-title">
      <style:graphic-properties draw:stroke="none" draw:fill="none" draw:fill-color="#c7d6ea" fo:min-height="6.887cm" draw:shadow-color="#808080"/>
    </style:style>
    <style:style style:name="pr3" style:family="presentation" style:parent-style-name="Standard-notes">
      <style:graphic-properties draw:fill-color="#ffffff" fo:min-height="57.998cm"/>
    </style:style>
    <style:style style:name="pr4" style:family="presentation" style:parent-style-name="Standard-title">
      <style:graphic-properties fo:min-height="6.98cm"/>
    </style:style>
    <style:style style:name="pr5" style:family="presentation" style:parent-style-name="Standard-outline1">
      <style:graphic-properties fo:min-height="48.752cm"/>
    </style:style>
    <style:style style:name="pr6" style:family="presentation" style:parent-style-name="Standard-notes">
      <style:graphic-properties draw:fill-color="#ffffff" fo:min-height="57.997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color="#000000" fo:font-size="60pt" style:font-size-asian="60pt" style:font-size-complex="60pt"/>
    </style:style>
    <style:style style:name="P4" style:family="paragraph">
      <style:text-properties fo:font-size="121.800003051758pt"/>
    </style:style>
    <style:style style:name="P5" style:family="paragraph">
      <style:paragraph-properties fo:margin-top="0.42cm" fo:margin-bottom="0.35cm"/>
      <style:text-properties fo:font-size="44pt" style:font-size-asian="44pt" style:font-size-complex="44pt"/>
    </style:style>
    <style:style style:name="P6" style:family="paragraph">
      <style:text-properties fo:font-size="1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0000" fo:font-size="60pt" style:font-size-asian="60pt" style:font-size-complex="60pt"/>
    </style:style>
    <style:style style:name="T3" style:family="text">
      <style:text-properties fo:color="#000000"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60pt" fo:font-style="italic" style:font-size-asian="60pt" style:font-style-asian="italic" style:font-size-complex="60pt" style:font-style-complex="italic"/>
    </style:style>
    <style:style style:name="T7" style:family="text">
      <style:text-properties fo:font-size="60pt" fo:font-style="normal" style:font-size-asian="60pt" style:font-style-asian="normal" style:font-size-complex="60pt" style:font-style-complex="normal"/>
    </style:style>
    <text:list-style style:name="L1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3.64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4.859cm" text:min-label-width="3.025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9.71cm" text:min-label-width="2.42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14.565cm" text:min-label-width="2.434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19.424cm" text:min-label-width="2.43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</text:list-style>
  </office:automatic-styles>
  <office:body>
    <office:presentation>
      <presentation:footer-decl presentation:name="ftr1">Algorithmic Verification of Channel Machines Using Small Models</presentation:footer-decl>
      <draw:page draw:name="page1" draw:style-name="dp1" draw:master-page-name="Standard" presentation:presentation-page-layout-name="AL1T1" presentation:use-footer-name="ftr1">
        <draw:frame presentation:style-name="pr1" draw:text-style-name="P1" draw:layer="layout" svg:width="54.482cm" svg:height="17.861cm" svg:x="12.6cm" svg:y="6.144cm" presentation:class="title" presentation:user-transformed="true">
          <draw:text-box>
            <text:p text:style-name="P1"><text:span text:style-name="T1">Algorithmic Verification of Channel Machines Using Small Models</text:span></text:p>
          </draw:text-box>
        </draw:frame>
        <draw:frame presentation:style-name="pr2" draw:text-style-name="P3" draw:layer="layout" svg:width="25.922cm" svg:height="7.859cm" svg:x="44.2cm" svg:y="22.141cm" presentation:class="title" presentation:user-transformed="true">
          <draw:text-box>
            <text:p text:style-name="P2"><text:span text:style-name="T2">Jonathan Sharyari</text:span><text:span text:style-name="T2"><text:line-break/></text:span><text:span text:style-name="T2">Uppsala University</text:span></text:p>
          </draw:text-box>
        </draw:frame>
        <presentation:notes draw:style-name="dp2">
          <draw:page-thumbnail draw:style-name="gr1" draw:layer="layout" svg:width="68.933cm" svg:height="48.261cm" svg:x="29.879cm" svg:y="9.737cm" draw:page-number="1" presentation:class="page"/>
          <draw:frame presentation:style-name="pr3" draw:text-style-name="P4" draw:layer="layout" svg:width="94.403cm" svg:height="57.998cm" svg:x="17.144cm" svg:y="61.172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>
        <draw:frame presentation:style-name="pr4" draw:layer="layout" svg:width="54.482cm" svg:height="7.952cm" svg:x="13.717cm" svg:y="0.804cm" presentation:class="title">
          <draw:text-box>
            <text:p>Verification</text:p>
          </draw:text-box>
        </draw:frame>
        <draw:frame presentation:style-name="pr5" draw:text-style-name="P3" draw:layer="layout" svg:width="54.016cm" svg:height="33.418cm" svg:x="13.884cm" svg:y="9.447cm" presentation:class="outline" presentation:user-transformed="true">
          <draw:text-box>
            <text:list text:style-name="L2">
              <text:list-item>
                <text:p text:style-name="P2"><text:span text:style-name="T3">Verification</text:span><text:span text:style-name="T2"> is the “process of evaluating software to determine whether the products of a given development phase satisfy the conditions imposed at the start of that phase”[1]</text:span></text:p>
              </text:list-item>
              <text:list-item>
                <text:p text:style-name="P2"><text:span text:style-name="T3">Model checking</text:span><text:span text:style-name="T2"> is the task of automatically verifying the correctness of a program, with regard to its specification.</text:span></text:p>
              </text:list-item>
              <text:list-item>
                <text:p text:style-name="P2"><text:span text:style-name="T2">This is generally done through an exhaustive graph search</text:span></text:p>
              </text:list-item>
            </text:list>
          </draw:text-box>
        </draw:frame>
        <draw:frame draw:style-name="gr2" draw:text-style-name="P5" draw:layer="layout" svg:width="46.34cm" svg:height="3.975cm" svg:x="17cm" svg:y="40.6cm">
          <draw:text-box>
            <text:p text:style-name="P5"><text:span text:style-name="T4">[1] Geraci, Anne, et al. IEEE standard computer dictionary: Compilation of IEEE standard computer glossaries. IEEE Press, 1991.</text:span></text:p>
          </draw:text-box>
        </draw:frame>
        <presentation:notes draw:style-name="dp2">
          <draw:page-thumbnail draw:style-name="gr1" draw:layer="layout" svg:width="68.933cm" svg:height="48.261cm" svg:x="29.879cm" svg:y="9.737cm" draw:page-number="2" presentation:class="page"/>
          <draw:frame presentation:style-name="pr6" draw:text-style-name="P6" draw:layer="layout" svg:width="94.403cm" svg:height="57.997cm" svg:x="17.144cm" svg:y="61.172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>
        <draw:frame presentation:style-name="pr4" draw:layer="layout" svg:width="54.482cm" svg:height="7.952cm" svg:x="13.717cm" svg:y="0.804cm" presentation:class="title">
          <draw:text-box>
            <text:p>Channel Systems</text:p>
          </draw:text-box>
        </draw:frame>
        <draw:frame presentation:style-name="pr5" draw:text-style-name="P2" draw:layer="layout" svg:width="54.016cm" svg:height="35.008cm" svg:x="13.884cm" svg:y="9.447cm" presentation:class="outline" presentation:user-transformed="true">
          <draw:text-box>
            <text:list text:style-name="L2">
              <text:list-item>
                <text:p text:style-name="P2"><text:span text:style-name="T5">A channel system is a system that relies on channels for its operation, e.g. communication protocols</text:span></text:p>
              </text:list-item>
              <text:list-item>
                <text:p text:style-name="P2"><text:span text:style-name="T5">If buffers are unbounded, the model checking of such protocols corresponds to searching an infinite graph – an undecidable problem </text:span></text:p>
              </text:list-item>
            </text:list>
          </draw:text-box>
        </draw:frame>
        <presentation:notes draw:style-name="dp2">
          <draw:page-thumbnail draw:style-name="gr1" draw:layer="layout" svg:width="68.933cm" svg:height="48.261cm" svg:x="29.879cm" svg:y="9.737cm" draw:page-number="3" presentation:class="page"/>
          <draw:frame presentation:style-name="pr6" draw:text-style-name="P4" draw:layer="layout" svg:width="94.403cm" svg:height="57.997cm" svg:x="17.144cm" svg:y="61.17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>
        <draw:frame presentation:style-name="pr4" draw:layer="layout" svg:width="54.482cm" svg:height="7.952cm" svg:x="13.717cm" svg:y="0.804cm" presentation:class="title">
          <draw:text-box>
            <text:p>Small Models</text:p>
          </draw:text-box>
        </draw:frame>
        <draw:frame presentation:style-name="pr5" draw:text-style-name="P2" draw:layer="layout" svg:width="54.016cm" svg:height="35.008cm" svg:x="13.884cm" svg:y="9.447cm" presentation:class="outline">
          <draw:text-box>
            <text:list text:style-name="L2">
              <text:list-item>
                <text:p text:style-name="P2"><text:span text:style-name="T5">One technique of overcoming this problem is to use </text:span><text:span text:style-name="T6">small models</text:span></text:p>
              </text:list-item>
              <text:list-item>
                <text:p text:style-name="P2"><text:span text:style-name="T5">For some types of problems, a small problem </text:span><text:span text:style-name="T7">instance may exhibit all the relevant behavior of a larger system</text:span></text:p>
              </text:list-item>
              <text:list-item>
                <text:p text:style-name="P2"><text:span text:style-name="T7">Using small models, undecidable verification problems can be made decidable</text:span></text:p>
              </text:list-item>
            </text:list>
          </draw:text-box>
        </draw:frame>
        <presentation:notes draw:style-name="dp2">
          <draw:page-thumbnail draw:style-name="gr1" draw:layer="layout" svg:width="68.933cm" svg:height="48.261cm" svg:x="29.879cm" svg:y="9.737cm" draw:page-number="4" presentation:class="page"/>
          <draw:frame presentation:style-name="pr6" draw:text-style-name="P4" draw:layer="layout" svg:width="94.403cm" svg:height="57.997cm" svg:x="17.144cm" svg:y="61.17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>
        <draw:frame presentation:style-name="pr4" draw:layer="layout" svg:width="54.482cm" svg:height="7.952cm" svg:x="13.717cm" svg:y="0.804cm" presentation:class="title" presentation:user-transformed="true">
          <draw:text-box>
            <text:p>Problem Formulation</text:p>
          </draw:text-box>
        </draw:frame>
        <draw:frame presentation:style-name="pr5" draw:text-style-name="P2" draw:layer="layout" svg:width="54.016cm" svg:height="35.008cm" svg:x="13.884cm" svg:y="9.447cm" presentation:class="outline">
          <draw:text-box>
            <text:list text:style-name="L2">
              <text:list-item>
                <text:p text:style-name="P2"><text:span text:style-name="T5">Combine the ideas of small models with that of a well-known verification technique – abstract interpretation – to be applicable on channel systems</text:span></text:p>
              </text:list-item>
              <text:list-item>
                <text:p text:style-name="P2"><text:span text:style-name="T5">Implement the verification algorithm</text:span></text:p>
              </text:list-item>
            </text:list>
          </draw:text-box>
        </draw:frame>
        <presentation:notes draw:style-name="dp2">
          <draw:page-thumbnail draw:style-name="gr1" draw:layer="layout" svg:width="68.933cm" svg:height="48.261cm" svg:x="29.879cm" svg:y="9.737cm" draw:page-number="5" presentation:class="page"/>
          <draw:frame presentation:style-name="pr6" draw:text-style-name="P4" draw:layer="layout" svg:width="94.403cm" svg:height="57.997cm" svg:x="17.144cm" svg:y="61.17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>
        <draw:frame presentation:style-name="pr4" draw:layer="layout" svg:width="54.482cm" svg:height="7.952cm" svg:x="13.717cm" svg:y="0.804cm" presentation:class="title">
          <draw:text-box>
            <text:p>Remaining Work</text:p>
          </draw:text-box>
        </draw:frame>
        <draw:frame presentation:style-name="pr5" draw:text-style-name="P2" draw:layer="layout" svg:width="54.016cm" svg:height="35.008cm" svg:x="13.884cm" svg:y="9.447cm" presentation:class="outline">
          <draw:text-box>
            <text:list text:style-name="L2">
              <text:list-item>
                <text:p text:style-name="P2"><text:span text:style-name="T5">Complete the implementation</text:span></text:p>
              </text:list-item>
              <text:list-item>
                <text:p text:style-name="P2"><text:span text:style-name="T5">Carry out case studies</text:span></text:p>
              </text:list-item>
              <text:list-item>
                <text:p text:style-name="P2"><text:span text:style-name="T5">Carry out comparisons against similar verification tools</text:span></text:p>
              </text:list-item>
            </text:list>
          </draw:text-box>
        </draw:frame>
        <presentation:notes draw:style-name="dp2">
          <draw:page-thumbnail draw:style-name="gr1" draw:layer="layout" svg:width="68.933cm" svg:height="48.261cm" svg:x="29.879cm" svg:y="9.737cm" draw:page-number="6" presentation:class="page"/>
          <draw:frame presentation:style-name="pr6" draw:text-style-name="P4" draw:layer="layout" svg:width="94.403cm" svg:height="57.997cm" svg:x="17.144cm" svg:y="61.17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343cm" fo:padding-bottom="0.343cm" fo:padding-left="0.685cm" fo:padding-right="0.68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343cm" fo:padding-bottom="0.343cm" fo:padding-left="0.685cm" fo:padding-right="0.685cm">
        <text:list-style style:name="Default-outline1">
          <text:list-level-style-bullet text:level="1" text:bullet-char="•">
            <style:list-level-properties text:min-label-width="2.57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3.43cm" text:min-label-width="2.135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6.852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10.283cm" text:min-label-width="1.71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13.709cm" text:min-label-width="1.716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5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4.281cm"/>
          <style:tab-stop style:position="11.134cm"/>
          <style:tab-stop style:position="17.987cm"/>
          <style:tab-stop style:position="24.839cm"/>
        </style:tab-stops>
      </style:paragraph-properties>
      <style:text-properties fo:color="#000000" style:text-outline="false" style:text-line-through-style="none" style:text-position="0% 100%" fo:font-family="Arial" style:font-pitch="fixed" fo:font-size="66pt" fo:font-style="normal" fo:text-shadow="none" style:text-underline-style="none" fo:font-weight="normal" style:font-family-asian="'Droid Sans'" style:font-family-generic-asian="system" style:font-pitch-asian="variable" style:font-size-asian="66pt" style:font-style-asian="normal" style:font-weight-asian="normal" style:font-family-complex="'DejaVu Sans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87cm"/>
          <style:tab-stop style:position="8.14cm"/>
          <style:tab-stop style:position="14.993cm"/>
          <style:tab-stop style:position="21.845cm"/>
        </style:tab-stops>
      </style:paragraph-properties>
      <style:text-properties fo:color="#000000" style:text-line-through-style="none" style:text-position="0% 100%" fo:font-family="Arial" style:font-pitch="fixed" fo:font-size="58pt" fo:font-style="normal" fo:text-shadow="none" style:text-underline-style="none" fo:font-weight="normal" style:font-size-asian="58pt" style:font-style-asian="normal" style:font-weight-asian="normal" style:font-size-complex="5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7cm"/>
          <style:tab-stop style:position="11.99cm"/>
          <style:tab-stop style:position="18.842cm"/>
        </style:tab-stops>
      </style:paragraph-properties>
      <style:text-properties fo:color="#000000" style:text-line-through-style="none" style:text-position="0% 100%" fo:font-family="Arial" style:font-pitch="fixed" fo:font-size="49pt" fo:font-style="normal" fo:text-shadow="none" style:text-underline-style="none" fo:font-weight="normal" style:font-size-asian="49pt" style:font-style-asian="normal" style:font-weight-asian="normal" style:font-size-complex="4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06cm"/>
          <style:tab-stop style:position="8.559cm"/>
          <style:tab-stop style:position="15.411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2cm"/>
          <style:tab-stop style:position="11.985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2cm"/>
          <style:tab-stop style:position="11.985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2cm"/>
          <style:tab-stop style:position="11.985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2cm"/>
          <style:tab-stop style:position="11.985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6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132cm"/>
          <style:tab-stop style:position="11.985cm"/>
        </style:tab-stops>
      </style:paragraph-properties>
      <style:text-properties fo:color="#000000" style:text-line-through-style="none" style:text-position="0% 100%" fo:font-family="Arial" style:font-pitch="fixed" fo:font-size="41pt" fo:font-style="normal" fo:text-shadow="none" style:text-underline-style="none" fo:font-weight="normal" style:font-size-asian="41pt" style:font-style-asian="normal" style:font-weight-asian="normal" style:font-size-complex="4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3.4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6.852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10.283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13.709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5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6.852cm"/>
          <style:tab-stop style:position="13.705cm"/>
          <style:tab-stop style:position="20.558cm"/>
          <style:tab-stop style:position="27.41cm"/>
        </style:tab-stops>
      </style:paragraph-properties>
      <style:text-properties fo:color="#000000" style:text-outline="false" style:text-line-through-style="none" style:text-position="0% 100%" fo:font-family="Arial" style:font-pitch="fixed" fo:font-size="66pt" fo:font-style="normal" fo:text-shadow="none" style:text-underline-style="none" fo:font-weight="normal" style:font-family-asian="'Droid Sans'" style:font-family-generic-asian="system" style:font-pitch-asian="variable" style:font-size-asian="66pt" style:font-style-asian="normal" style:font-weight-asian="normal" style:font-family-complex="'DejaVu Sans'" style:font-family-generic-complex="system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343cm" fo:padding-bottom="0.343cm" fo:padding-left="0.685cm" fo:padding-right="0.685cm">
        <text:list-style style:name="Default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6.852cm"/>
          <style:tab-stop style:position="13.705cm"/>
          <style:tab-stop style:position="20.558cm"/>
          <style:tab-stop style:position="27.41cm"/>
        </style:tab-stops>
      </style:paragraph-properties>
      <style:text-properties fo:color="#666666" style:text-outline="false" style:text-line-through-style="none" style:text-position="0% 100%" fo:font-family="Arial" style:font-pitch="fixed" fo:font-size="75pt" fo:font-style="normal" fo:text-shadow="none" style:text-underline-style="none" fo:font-weight="bold" style:font-family-asian="'Droid Sans'" style:font-family-generic-asian="system" style:font-pitch-asian="variable" style:font-size-asian="75pt" style:font-style-asian="normal" style:font-weight-asian="bold" style:font-family-complex="'DejaVu Sans'" style:font-family-generic-complex="system" style:font-pitch-complex="variable" style:font-size-complex="75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486cm" fo:padding-bottom="0.486cm" fo:padding-left="0.971cm" fo:padding-right="0.971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1.800003051758pt" fo:font-style="normal" fo:text-shadow="none" style:text-underline-style="none" fo:font-weight="normal" style:font-family-asian="'Droid Sans'" style:font-family-generic-asian="system" style:font-pitch-asian="variable" style:font-size-asian="121.800003051758pt" style:font-style-asian="normal" style:font-weight-asian="normal" style:font-family-complex="'DejaVu Sans'" style:font-family-generic-complex="system" style:font-pitch-complex="variable" style:font-size-complex="121.800003051758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486cm" fo:padding-bottom="0.486cm" fo:padding-left="0.971cm" fo:padding-right="0.971cm">
        <text:list-style style:name="Standard-outline1">
          <text:list-level-style-bullet text:level="1" text:bullet-char="•">
            <style:list-level-properties text:min-label-width="3.642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4.859cm" text:min-label-width="3.025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9.71cm" text:min-label-width="2.42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14.565cm" text:min-label-width="2.43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19.424cm" text:min-label-width="2.43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6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067cm"/>
          <style:tab-stop style:position="15.777cm"/>
          <style:tab-stop style:position="25.488cm"/>
        </style:tab-stops>
      </style:paragraph-properties>
      <style:text-properties fo:color="#000000" style:text-outline="false" style:text-line-through-style="none" style:text-position="0% 100%" fo:font-family="Arial" style:font-pitch="fixed" fo:font-size="72.9000015258789pt" fo:font-style="normal" fo:text-shadow="none" style:text-underline-style="none" fo:font-weight="normal" style:font-family-asian="'Droid Sans'" style:font-family-generic-asian="system" style:font-pitch-asian="variable" style:font-size-asian="102pt" style:font-style-asian="normal" style:font-weight-asian="normal" style:font-family-complex="'DejaVu Sans'" style:font-family-generic-complex="system" style:font-pitch-complex="variable" style:font-size-complex="10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6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25cm"/>
          <style:tab-stop style:position="11.535cm"/>
          <style:tab-stop style:position="21.246cm"/>
        </style:tab-stops>
      </style:paragraph-properties>
      <style:text-properties fo:color="#000000" style:text-line-through-style="none" style:text-position="0% 100%" fo:font-family="Arial" style:font-pitch="fixed" fo:font-size="64.3000030517578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4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84cm"/>
          <style:tab-stop style:position="16.995cm"/>
        </style:tab-stops>
      </style:paragraph-properties>
      <style:text-properties fo:color="#000000" style:text-line-through-style="none" style:text-position="0% 100%" fo:font-family="Arial" style:font-pitch="fixed" fo:font-size="53.5999984741211pt" fo:font-style="normal" fo:text-shadow="none" style:text-underline-style="none" fo:font-weight="normal" style:font-size-asian="75pt" style:font-style-asian="normal" style:font-weight-asian="normal" style:font-size-complex="75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2cm"/>
          <style:tab-stop style:position="12.131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76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76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76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76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4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276cm"/>
        </style:tab-stops>
      </style:paragraph-properties>
      <style:text-properties fo:color="#000000" style:text-line-through-style="none" style:text-position="0% 100%" fo:font-family="Arial" style:font-pitch="fixed" fo:font-size="45.7000007629395pt" fo:font-style="normal" fo:text-shadow="none" style:text-underline-style="none" fo:font-weight="normal" style:font-size-asian="64pt" style:font-style-asian="normal" style:font-weight-asian="normal" style:font-size-complex="6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4.859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9.71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14.56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19.424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89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9.71cm"/>
          <style:tab-stop style:position="19.42cm"/>
          <style:tab-stop style:position="29.13cm"/>
        </style:tab-stops>
      </style:paragraph-properties>
      <style:text-properties fo:color="#000000" style:text-outline="false" style:text-line-through-style="none" style:text-position="0% 100%" fo:font-family="Arial" style:font-pitch="fixed" fo:font-size="102pt" fo:font-style="normal" fo:text-shadow="none" style:text-underline-style="none" fo:font-weight="normal" style:font-family-asian="'Droid Sans'" style:font-family-generic-asian="system" style:font-pitch-asian="variable" style:font-size-asian="102pt" style:font-style-asian="normal" style:font-weight-asian="normal" style:font-family-complex="'DejaVu Sans'" style:font-family-generic-complex="system" style:font-pitch-complex="variable" style:font-size-complex="10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486cm" fo:padding-bottom="0.486cm" fo:padding-left="0.971cm" fo:padding-right="0.971cm">
        <text:list-style style:name="Standard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9.71cm"/>
          <style:tab-stop style:position="19.42cm"/>
          <style:tab-stop style:position="29.13cm"/>
        </style:tab-stops>
      </style:paragraph-properties>
      <style:text-properties fo:color="#666666" style:text-outline="false" style:text-line-through-style="none" style:text-position="0% 100%" fo:font-family="Arial" style:font-pitch="fixed" fo:font-size="85.6999969482422pt" fo:font-style="normal" fo:text-shadow="none" style:text-underline-style="none" fo:font-weight="bold" style:font-family-asian="'Droid Sans'" style:font-family-generic-asian="system" style:font-pitch-asian="variable" style:font-size-asian="120pt" style:font-style-asian="normal" style:font-weight-asian="bold" style:font-family-complex="'DejaVu Sans'" style:font-family-generic-complex="system" style:font-pitch-complex="variable" style:font-size-complex="1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28.73cm" fo:page-height="128.73cm" style:print-orientation="portrait"/>
    </style:page-layout>
    <style:page-layout style:name="PM1">
      <style:page-layout-properties fo:margin-top="0cm" fo:margin-bottom="0cm" fo:margin-left="0cm" fo:margin-right="0cm" fo:page-width="70cm" fo:page-height="50.01cm" style:print-orientation="landscape"/>
    </style:page-layout>
    <style:page-layout style:name="PM2">
      <style:page-layout-properties fo:margin-top="0cm" fo:margin-bottom="0cm" fo:margin-left="0cm" fo:margin-right="0cm" fo:page-width="128.73cm" fo:page-height="128.7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6.4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6.43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6.352cm" fo:min-width="0cm" fo:padding-top="0.635cm" fo:padding-bottom="0.635cm" fo:padding-left="1.27cm" fo:padding-right="1.27cm" fo:wrap-option="wrap" draw:shadow-color="#808080"/>
    </style:style>
    <style:style style:name="Mpr1" style:family="presentation" style:parent-style-name="Default-backgroundobjects">
      <style:graphic-properties draw:stroke="none" draw:fill="none" draw:fill-color="#c7d6ea" draw:auto-grow-height="false" draw:auto-grow-width="false" fo:min-height="2.334cm" fo:min-width="0cm" fo:wrap-option="wrap"/>
    </style:style>
    <style:style style:name="Mpr2" style:family="presentation" style:parent-style-name="Standard-backgroundobjects">
      <style:graphic-properties draw:stroke="none" draw:fill="none" draw:fill-color="#c7d6ea" draw:auto-grow-height="false" draw:auto-grow-width="false" fo:min-height="3.89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.105cm" fo:margin-bottom="0cm" fo:line-height="100%" fo:text-indent="0cm" style:writing-mode="lr-tb"/>
    </style:style>
    <style:style style:name="MP6" style:family="paragraph">
      <style:paragraph-properties fo:margin-left="0cm" fo:margin-right="0cm" fo:margin-top="0.105cm" fo:margin-bottom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margin-top="0.105cm" fo:margin-bottom="0cm" fo:line-height="100%" fo:text-align="end" fo:text-indent="0cm" style:writing-mode="lr-tb"/>
    </style:style>
    <style:style style:name="MP8" style:family="paragraph">
      <style:paragraph-properties fo:margin-left="0cm" fo:margin-right="0cm" fo:margin-top="0.105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color="#000000" fo:font-family="'Gill Sans MT'" style:font-family-generic="swiss" style:font-pitch="variable" fo:font-size="12pt" fo:language="sv" fo:country="S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1.575cm" svg:height="29.702cm" svg:x="1cm" svg:y="20.799cm"/>
      <draw:page-thumbnail draw:layer="backgroundobjects" svg:width="41.575cm" svg:height="29.702cm" svg:x="1cm" svg:y="78.228cm"/>
      <draw:page-thumbnail draw:layer="backgroundobjects" svg:width="41.575cm" svg:height="29.702cm" svg:x="43.576cm" svg:y="20.799cm"/>
      <draw:page-thumbnail draw:layer="backgroundobjects" svg:width="41.575cm" svg:height="29.702cm" svg:x="43.576cm" svg:y="78.228cm"/>
      <draw:page-thumbnail draw:layer="backgroundobjects" svg:width="41.575cm" svg:height="29.702cm" svg:x="86.152cm" svg:y="20.799cm"/>
      <draw:page-thumbnail draw:layer="backgroundobjects" svg:width="41.575cm" svg:height="29.702cm" svg:x="86.152cm" svg:y="78.228cm"/>
      <draw:frame draw:style-name="Mgr1" draw:text-style-name="MP1" draw:layer="backgroundobjects" svg:width="55.867cm" svg:height="6.4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5.867cm" svg:height="6.435cm" svg:x="72.8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5.867cm" svg:height="6.435cm" svg:x="0cm" svg:y="122.2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5.867cm" svg:height="6.435cm" svg:x="72.862cm" svg:y="122.29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4.486cm" svg:height="5.562cm" svg:x="13.719cm" svg:y="2.001cm" presentation:class="title" presentation:placeholder="true">
        <draw:text-box/>
      </draw:frame>
      <draw:frame presentation:style-name="Default-outline1" draw:layer="backgroundobjects" svg:width="54.019cm" svg:height="29.005cm" svg:x="13.885cm" svg:y="9.446cm" presentation:class="outline" presentation:placeholder="true">
        <draw:text-box/>
      </draw:frame>
      <draw:frame presentation:style-name="Mpr1" draw:layer="backgroundobjects" svg:width="14.588cm" svg:height="2.333cm" svg:x="12.131cm" svg:y="46.56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22.167cm" svg:height="2.333cm" svg:x="28.936cm" svg:y="46.56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4.587cm" svg:height="2.333cm" svg:x="53.317cm" svg:y="46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10.817cm" svg:height="49.985cm" svg:x="0cm" svg:y="0.026cm">
        <draw:image xlink:href="Pictures/100000000000047E000014C3063C510F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28.73cm" svg:height="128.73cm" svg:x="0cm" svg:y="0cm">
          <text:p/>
        </draw:rect>
        <draw:frame draw:style-name="Mgr5" draw:text-style-name="MP6" draw:layer="backgroundobjects" svg:width="55.88cm" svg:height="6.35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55.88cm" svg:height="6.351cm" svg:x="72.81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67.557cm" svg:height="48.261cm" svg:x="30.567cm" svg:y="9.737cm" presentation:class="page"/>
        <draw:frame presentation:style-name="Default-notes" draw:layer="backgroundobjects" svg:width="94.403cm" svg:height="57.997cm" svg:x="17.144cm" svg:y="61.172cm" presentation:class="notes" presentation:placeholder="true">
          <draw:text-box/>
        </draw:frame>
        <draw:frame draw:style-name="Mgr7" draw:text-style-name="MP6" draw:layer="backgroundobjects" svg:width="55.88cm" svg:height="6.351cm" svg:x="0cm" svg:y="122.34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55.88cm" svg:height="6.351cm" svg:x="72.813cm" svg:y="122.34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draw:frame draw:style-name="Mgr3" draw:text-style-name="MP3" draw:layer="backgroundobjects" svg:width="10.603cm" svg:height="50.013cm" svg:x="0cm" svg:y="0cm">
        <draw:image xlink:href="Pictures/100000000000047E000014C3063C510F.png" xlink:type="simple" xlink:show="embed" xlink:actuate="onLoad">
          <text:p/>
        </draw:image>
      </draw:frame>
      <draw:frame presentation:style-name="Standard-title" draw:layer="backgroundobjects" svg:width="54.482cm" svg:height="7.952cm" svg:x="13.717cm" svg:y="0.804cm" presentation:class="title" presentation:placeholder="true">
        <draw:text-box/>
      </draw:frame>
      <draw:frame presentation:style-name="Standard-outline1" draw:layer="backgroundobjects" svg:width="54.016cm" svg:height="29.005cm" svg:x="13.884cm" svg:y="9.447cm" presentation:class="outline" presentation:placeholder="true">
        <draw:text-box/>
      </draw:frame>
      <draw:frame presentation:style-name="Mpr2" draw:layer="backgroundobjects" svg:width="14.585cm" svg:height="2.78cm" svg:x="12.131cm" svg:y="46.12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22.167cm" svg:height="2.78cm" svg:x="28.931cm" svg:y="46.12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layer="backgroundobjects" svg:width="14.585cm" svg:height="2.78cm" svg:x="53.315cm" svg:y="46.12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28.73cm" svg:height="128.73cm" svg:x="0cm" svg:y="0cm">
          <text:p/>
        </draw:rect>
        <draw:frame draw:style-name="Mgr9" draw:text-style-name="MP6" draw:layer="backgroundobjects" svg:width="55.88cm" svg:height="6.35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10" draw:text-style-name="MP8" draw:layer="backgroundobjects" svg:width="55.88cm" svg:height="6.351cm" svg:x="72.81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68.933cm" svg:height="48.261cm" svg:x="29.879cm" svg:y="9.737cm" presentation:class="page"/>
        <draw:frame presentation:style-name="Standard-notes" draw:layer="backgroundobjects" svg:width="94.403cm" svg:height="57.997cm" svg:x="17.144cm" svg:y="61.172cm" presentation:class="notes" presentation:placeholder="true">
          <draw:text-box/>
        </draw:frame>
        <draw:frame draw:style-name="Mgr11" draw:text-style-name="MP6" draw:layer="backgroundobjects" svg:width="55.88cm" svg:height="6.351cm" svg:x="0cm" svg:y="122.34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12" draw:text-style-name="MP8" draw:layer="backgroundobjects" svg:width="55.88cm" svg:height="6.351cm" svg:x="72.813cm" svg:y="122.34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esentation</dc:title>
    <meta:initial-creator>Lena Pettersson</meta:initial-creator>
    <meta:creation-date>2001-10-15T08:35:57</meta:creation-date>
    <dc:date>2014-09-03T21:25:42</dc:date>
    <meta:editing-cycles>45</meta:editing-cycles>
    <meta:editing-duration>P1DT1H55M14S</meta:editing-duration>
    <meta:generator>LibreOffice/3.5$Linux_x86 LibreOffice_project/350m1$Build-2</meta:generator>
    <meta:document-statistic meta:object-count="61"/>
  </office:meta>
</office:document-meta>
</file>